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C50000012C5431D3CE1731857C.png" manifest:media-type="image/png"/>
  <manifest:file-entry manifest:full-path="Pictures/100002010000034F000002AAF2C310C64AA51E45.png" manifest:media-type="image/png"/>
  <manifest:file-entry manifest:full-path="Pictures/100002010000048A000004F2A34EE964F5866D22.png" manifest:media-type="image/png"/>
  <manifest:file-entry manifest:full-path="Pictures/10000201000005E8000003E3F788F14503B24294.png" manifest:media-type="image/png"/>
  <manifest:file-entry manifest:full-path="Pictures/1000020100000278000003BDE2B4EB035D0C7F49.png" manifest:media-type="image/png"/>
  <manifest:file-entry manifest:full-path="Pictures/10000201000000650000006536A1FD20C5B7C846.png" manifest:media-type="image/png"/>
  <manifest:file-entry manifest:full-path="Pictures/100002010000006F00000065636350268AC238DA.png" manifest:media-type="image/png"/>
  <manifest:file-entry manifest:full-path="Pictures/100002010000027E00000352AA1FF3F791B7F392.png" manifest:media-type="image/png"/>
  <manifest:file-entry manifest:full-path="Pictures/1000000000000020000000204B249CA79A42C6D7.png" manifest:media-type="image/png"/>
  <manifest:file-entry manifest:full-path="Pictures/10000201000000A3000001651027A22434AF9437.png" manifest:media-type="image/png"/>
  <manifest:file-entry manifest:full-path="Pictures/10004B2E00000A7000000A70DE38835A2BB9ABCC.svg" manifest:media-type="image/svg+xml"/>
  <manifest:file-entry manifest:full-path="Pictures/10000201000000A3000001656E08D5D60ABCA8DD.png" manifest:media-type="image/png"/>
  <manifest:file-entry manifest:full-path="Pictures/10000201000000A300000165C9CE3CC733993B7D.png" manifest:media-type="image/png"/>
  <manifest:file-entry manifest:full-path="Pictures/10000201000000A300000165C99B0E5BC42C1E0C.png" manifest:media-type="image/png"/>
  <manifest:file-entry manifest:full-path="Pictures/100002010000006A0000006AC1C6F2965078A703.png" manifest:media-type="image/png"/>
  <manifest:file-entry manifest:full-path="Pictures/100002000000000A0000000A0F0DD96048D66661.gif" manifest:media-type="image/gif"/>
  <manifest:file-entry manifest:full-path="Pictures/100016DC00000AF500000AF5B7BBC4F81A46773D.svg" manifest:media-type="image/svg+xml"/>
  <manifest:file-entry manifest:full-path="Pictures/10000201000001B6000001645830C8D59F04A8B9.png" manifest:media-type="image/png"/>
  <manifest:file-entry manifest:full-path="Pictures/10001AD400000B7900000A70D9995CE42CCA8D90.svg" manifest:media-type="image/svg+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 style:family="graphic" style:parent-style-name="standard">
      <style:graphic-properties draw:textarea-horizontal-align="justify" draw:textarea-vertical-align="middle" draw:auto-grow-height="false" fo:min-height="2.057cm" fo:min-width="2.819cm" fo:wrap-option="no-wrap"/>
    </style:style>
    <style:style style:name="gr4" style:family="graphic" style:parent-style-name="standard">
      <style:graphic-properties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704cm" fo:min-width="5.353cm"/>
    </style:style>
    <style:style style:name="gr6" style:family="graphic" style:parent-style-name="standard">
      <style:graphic-properties draw:stroke="none" svg:stroke-color="#000000" draw:fill="none" draw:fill-color="#ffffff" draw:textarea-horizontal-align="left" draw:auto-grow-height="true" draw:auto-grow-width="true" fo:min-height="0.704cm" fo:min-width="5.683cm"/>
    </style:style>
    <style:style style:name="gr7" style:family="graphic" style:parent-style-name="standard">
      <style:graphic-properties draw:stroke="none" svg:stroke-color="#000000" draw:fill="none" draw:fill-color="#ffffff" draw:textarea-horizontal-align="left" draw:auto-grow-height="true" draw:auto-grow-width="true" fo:min-height="0.704cm" fo:min-width="3.537cm"/>
    </style:style>
    <style:style style:name="gr8" style:family="graphic" style:parent-style-name="standard">
      <style:graphic-properties draw:stroke="none" svg:stroke-color="#000000" draw:fill="none" draw:fill-color="#ffffff" draw:textarea-horizontal-align="left" draw:auto-grow-height="true" draw:auto-grow-width="true" fo:min-height="0.704cm" fo:min-width="5.222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graphic-properties style:protect="size"/>
    </style:style>
    <style:style style:name="pr1" style:family="presentation" style:parent-style-name="Default-notes">
      <style:graphic-properties draw:fill-color="#ffffff" fo:min-height="13.364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style:paragraph-properties fo:text-align="center"/>
      <style:text-properties fo:font-size="12pt" style:font-size-asian="18pt" style:font-size-complex="18pt"/>
    </style:style>
    <style:style style:name="P5" style:family="paragraph">
      <loext:graphic-properties draw:fill="none" draw:fill-color="#ffffff"/>
      <style:text-properties fo:font-size="14pt" style:font-size-asian="18pt" style:font-size-complex="18pt"/>
    </style:style>
    <style:style style:name="P6" style:family="paragraph">
      <loext:graphic-properties draw:fill-color="#ffffff"/>
    </style:style>
    <style:style style:name="T1" style:family="text">
      <style:text-properties fo:font-size="12pt" style:font-size-asian="18pt" style:font-size-complex="18pt"/>
    </style:style>
    <style:style style:name="T2"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xml:id="id3" draw:id="id3">
          <draw:frame draw:style-name="gr1" draw:text-style-name="P1" draw:layer="layout" svg:width="2.049cm" svg:height="4.488cm" svg:x="4.064cm" svg:y="1.27cm">
            <draw:image xlink:href="Pictures/10000201000000A3000001651027A22434AF9437.png" xlink:type="simple" xlink:show="embed" xlink:actuate="onLoad">
              <text:p/>
            </draw:image>
          </draw:frame>
          <draw:frame draw:style-name="gr2" draw:text-style-name="P1" draw:layer="layout" svg:width="1.392cm" svg:height="3.048cm" svg:x="6.113cm" svg:y="2.71cm">
            <draw:image xlink:href="Pictures/10000201000000A3000001651027A22434AF9437.png" xlink:type="simple" xlink:show="embed" xlink:actuate="onLoad">
              <text:p/>
            </draw:image>
          </draw:frame>
        </draw:g>
        <draw:g xml:id="id5" draw:id="id5">
          <draw:frame draw:style-name="gr1" draw:text-style-name="P1" draw:layer="layout" svg:width="2.049cm" svg:height="4.488cm" svg:x="12.192cm" svg:y="14.732cm">
            <draw:image xlink:href="Pictures/10000201000000A300000165C99B0E5BC42C1E0C.png" xlink:type="simple" xlink:show="embed" xlink:actuate="onLoad">
              <text:p/>
            </draw:image>
          </draw:frame>
          <draw:frame draw:style-name="gr2" draw:text-style-name="P1" draw:layer="layout" svg:width="1.392cm" svg:height="3.048cm" svg:x="14.241cm" svg:y="16.172cm">
            <draw:image xlink:href="Pictures/10000201000000A3000001656E08D5D60ABCA8DD.png" xlink:type="simple" xlink:show="embed" xlink:actuate="onLoad">
              <text:p/>
            </draw:image>
          </draw:frame>
        </draw:g>
        <draw:g xml:id="id1" draw:id="id1">
          <draw:frame draw:style-name="gr1" draw:text-style-name="P1" draw:layer="layout" svg:width="1.512cm" svg:height="3.048cm" svg:x="12.646cm" svg:y="2.54cm">
            <draw:image xlink:href="Pictures/10000201000000A3000001651027A22434AF9437.png" xlink:type="simple" xlink:show="embed" xlink:actuate="onLoad">
              <text:p/>
            </draw:image>
          </draw:frame>
          <draw:frame draw:style-name="gr2" draw:text-style-name="P1" draw:layer="layout" svg:width="1.028cm" svg:height="2.07cm" svg:x="14.158cm" svg:y="3.518cm">
            <draw:image xlink:href="Pictures/10000201000000A300000165C99B0E5BC42C1E0C.png" xlink:type="simple" xlink:show="embed" xlink:actuate="onLoad">
              <text:p/>
            </draw:image>
          </draw:frame>
        </draw:g>
        <draw:g xml:id="id4" draw:id="id4">
          <draw:frame draw:style-name="gr1" draw:text-style-name="P1" draw:layer="layout" svg:width="2.049cm" svg:height="4.488cm" svg:x="22.213cm" svg:y="1.354cm">
            <draw:image xlink:href="Pictures/10000201000000A3000001651027A22434AF9437.png" xlink:type="simple" xlink:show="embed" xlink:actuate="onLoad">
              <text:p/>
            </draw:image>
          </draw:frame>
          <draw:frame draw:style-name="gr2" draw:text-style-name="P1" draw:layer="layout" svg:width="1.392cm" svg:height="3.048cm" svg:x="24.262cm" svg:y="2.794cm">
            <draw:image xlink:href="Pictures/10000201000000A300000165C9CE3CC733993B7D.png" xlink:type="simple" xlink:show="embed" xlink:actuate="onLoad">
              <text:p/>
            </draw:image>
          </draw:frame>
        </draw:g>
        <draw:custom-shape draw:style-name="gr3" draw:text-style-name="P2" xml:id="id2" draw:id="id2" draw:layer="layout" svg:width="5.08cm" svg:height="3.556cm" svg:x="11.376cm" svg:y="7.0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2" draw:layer="layout" svg:x1="13.916cm" svg:y1="5.588cm" svg:x2="13.916cm" svg:y2="7.082cm" draw:start-shape="id1" draw:start-glue-point="2" draw:end-shape="id2" draw:end-glue-point="0" svg:d="M13916 5588v1494" svg:viewBox="0 0 1 1495">
          <text:p/>
        </draw:connector>
        <draw:connector draw:style-name="gr4" draw:text-style-name="P2" draw:layer="layout" svg:x1="7.505cm" svg:y1="3.514cm" svg:x2="11.376cm" svg:y2="8.86cm" draw:start-shape="id3" draw:start-glue-point="1" draw:end-shape="id2" svg:d="M7505 3514h1935v5346h1936" svg:viewBox="0 0 3872 5347">
          <text:p/>
        </draw:connector>
        <draw:connector draw:style-name="gr4" draw:text-style-name="P2" draw:layer="layout" svg:x1="22.213cm" svg:y1="3.598cm" svg:x2="16.456cm" svg:y2="8.86cm" draw:start-shape="id4" draw:start-glue-point="3" draw:end-shape="id2" svg:d="M22213 3598h-2877v5262h-2880" svg:viewBox="0 0 5758 5263">
          <text:p/>
        </draw:connector>
        <draw:frame draw:style-name="gr1" draw:text-style-name="P1" draw:layer="layout" svg:width="0.264cm" svg:height="0.264cm" svg:x="7.505cm" svg:y="3.402cm">
          <draw:image xlink:href="Pictures/100002000000000A0000000A0F0DD96048D66661.gif" xlink:type="simple" xlink:show="embed" xlink:actuate="onLoad">
            <text:p/>
          </draw:image>
        </draw:frame>
        <draw:frame draw:style-name="gr1" draw:text-style-name="P1" draw:layer="layout" svg:width="0.264cm" svg:height="0.264cm" svg:x="13.805cm" svg:y="5.502cm">
          <draw:image xlink:href="Pictures/100002000000000A0000000A0F0DD96048D66661.gif" xlink:type="simple" xlink:show="embed" xlink:actuate="onLoad">
            <text:p/>
          </draw:image>
        </draw:frame>
        <draw:frame draw:style-name="gr1" draw:text-style-name="P1" draw:layer="layout" svg:width="0.264cm" svg:height="0.264cm" svg:x="22.005cm" svg:y="3.402cm">
          <draw:image xlink:href="Pictures/100002000000000A0000000A0F0DD96048D66661.gif" xlink:type="simple" xlink:show="embed" xlink:actuate="onLoad">
            <text:p/>
          </draw:image>
        </draw:frame>
        <draw:frame draw:style-name="gr5" draw:text-style-name="P3" draw:layer="layout" svg:width="5.853cm" svg:height="0.954cm" svg:x="2.032cm" svg:y="0.254cm">
          <draw:text-box>
            <text:p>htttp://brasil.gov.br/</text:p>
          </draw:text-box>
        </draw:frame>
        <draw:frame draw:style-name="gr6" draw:text-style-name="P3" draw:layer="layout" svg:width="6.183cm" svg:height="0.954cm" svg:x="10.533cm" svg:y="1.354cm">
          <draw:text-box>
            <text:p>htttp://ufersa.edu.br/</text:p>
          </draw:text-box>
        </draw:frame>
        <draw:frame draw:style-name="gr7" draw:text-style-name="P3" draw:layer="layout" svg:width="4.037cm" svg:height="0.954cm" svg:x="21.433cm" svg:y="0.254cm">
          <draw:text-box>
            <text:p>htttp://ufc.br/</text:p>
          </draw:text-box>
        </draw:frame>
        <draw:frame draw:style-name="gr8" draw:text-style-name="P3" draw:layer="layout" svg:width="5.722cm" svg:height="0.954cm" svg:x="10.834cm" svg:y="19.354cm">
          <draw:text-box>
            <text:p>htttp://google.com/</text:p>
          </draw:text-box>
        </draw:frame>
        <draw:frame draw:style-name="gr9" draw:text-style-name="P4" draw:layer="layout" svg:width="1.778cm" svg:height="1.778cm" svg:x="12.292cm" svg:y="11.538cm">
          <draw:image xlink:href="Pictures/100016DC00000AF500000AF5B7BBC4F81A46773D.svg" xlink:type="simple" xlink:show="embed" xlink:actuate="onLoad">
            <text:p text:style-name="P2"><text:span text:style-name="T1">brasil</text:span></text:p>
          </draw:image>
          <draw:image xlink:href="Pictures/100002010000006A0000006AC1C6F2965078A703.png" xlink:type="simple" xlink:show="embed" xlink:actuate="onLoad"/>
        </draw:frame>
        <draw:connector draw:style-name="gr4" draw:text-style-name="P2" draw:layer="layout" svg:x1="13.912cm" svg:y1="14.732cm" svg:x2="13.916cm" svg:y2="10.638cm" draw:start-shape="id5" draw:start-glue-point="0" draw:end-shape="id2" svg:d="M13912 14732v-2046h4v-2048" svg:viewBox="0 0 5 4095">
          <text:p/>
        </draw:connector>
        <draw:frame draw:style-name="gr1" draw:text-style-name="P1" draw:layer="layout" svg:width="0.264cm" svg:height="0.264cm" svg:x="13.805cm" svg:y="14.502cm">
          <draw:image xlink:href="Pictures/100002000000000A0000000A0F0DD96048D66661.gif" xlink:type="simple" xlink:show="embed" xlink:actuate="onLoad">
            <text:p/>
          </draw:image>
        </draw:frame>
        <draw:frame draw:style-name="gr9" draw:text-style-name="P4" draw:layer="layout" svg:width="1.778cm" svg:height="1.778cm" svg:x="13.97cm" svg:y="10.638cm">
          <draw:image xlink:href="Pictures/100016DC00000AF500000AF5B7BBC4F81A46773D.svg" xlink:type="simple" xlink:show="embed" xlink:actuate="onLoad">
            <text:p text:style-name="P2"><text:span text:style-name="T1">ufersa</text:span></text:p>
          </draw:image>
          <draw:image xlink:href="Pictures/100002010000006A0000006AC1C6F2965078A703.png" xlink:type="simple" xlink:show="embed" xlink:actuate="onLoad"/>
        </draw:frame>
        <draw:frame draw:style-name="gr9" draw:text-style-name="P4" draw:layer="layout" svg:width="1.778cm" svg:height="1.778cm" svg:x="13.804cm" svg:y="12.621cm">
          <draw:image xlink:href="Pictures/100016DC00000AF500000AF5B7BBC4F81A46773D.svg" xlink:type="simple" xlink:show="embed" xlink:actuate="onLoad">
            <text:p text:style-name="P2"><text:span text:style-name="T1">ufc</text:span></text:p>
          </draw:image>
          <draw:image xlink:href="Pictures/100002010000006A0000006AC1C6F2965078A703.png" xlink:type="simple" xlink:show="embed" xlink:actuate="onLoad"/>
        </draw:frame>
        <draw:frame draw:style-name="gr1" draw:text-style-name="P1" draw:layer="layout" svg:width="2.5cm" svg:height="2.032cm" svg:x="0.816cm" svg:y="3.264cm">
          <draw:image xlink:href="Pictures/10000201000001B6000001645830C8D59F04A8B9.png" xlink:type="simple" xlink:show="embed" xlink:actuate="onLoad">
            <text:p/>
          </draw:image>
        </draw:frame>
        <draw:frame draw:style-name="gr10" draw:text-style-name="P2" draw:layer="layout" svg:width="2.032cm" svg:height="1.849cm" svg:x="1.524cm" svg:y="4.501cm">
          <draw:image xlink:href="Pictures/10001AD400000B7900000A70D9995CE42CCA8D90.svg" xlink:type="simple" xlink:show="embed" xlink:actuate="onLoad">
            <text:p/>
          </draw:image>
          <draw:image xlink:href="Pictures/100002010000006F00000065636350268AC238DA.png" xlink:type="simple" xlink:show="embed" xlink:actuate="onLoad"/>
        </draw:frame>
        <draw:frame draw:style-name="gr10" draw:text-style-name="P2" draw:layer="layout" svg:width="1.515cm" svg:height="1.515cm" svg:x="0.762cm" svg:y="4.826cm">
          <draw:image xlink:href="Pictures/10004B2E00000A7000000A70DE38835A2BB9ABCC.svg" xlink:type="simple" xlink:show="embed" xlink:actuate="onLoad">
            <text:p/>
          </draw:image>
          <draw:image xlink:href="Pictures/10000201000000650000006536A1FD20C5B7C846.png" xlink:type="simple" xlink:show="embed" xlink:actuate="onLoad"/>
        </draw:frame>
        <draw:frame draw:style-name="gr10" draw:text-style-name="P2" draw:layer="layout" svg:width="1.27cm" svg:height="1.923cm" svg:x="15.24cm" svg:y="2.395cm">
          <draw:image xlink:href="Pictures/1000020100000278000003BDE2B4EB035D0C7F49.png" xlink:type="simple" xlink:show="embed" xlink:actuate="onLoad">
            <text:p/>
          </draw:image>
        </draw:frame>
        <draw:frame draw:style-name="gr10" draw:text-style-name="P2" draw:layer="layout" svg:width="1.524cm" svg:height="1.003cm" svg:x="16.256cm" svg:y="2.54cm">
          <draw:image xlink:href="Pictures/10000201000005E8000003E3F788F14503B24294.png" xlink:type="simple" xlink:show="embed" xlink:actuate="onLoad">
            <text:p/>
          </draw:image>
        </draw:frame>
        <draw:frame draw:style-name="gr10" draw:text-style-name="P2" draw:layer="layout" svg:width="1.838cm" svg:height="2.002cm" svg:x="16.002cm" svg:y="3.048cm">
          <draw:image xlink:href="Pictures/100002010000048A000004F2A34EE964F5866D22.png" xlink:type="simple" xlink:show="embed" xlink:actuate="onLoad">
            <text:p/>
          </draw:image>
        </draw:frame>
        <draw:frame draw:style-name="gr10" draw:text-style-name="P2" draw:layer="layout" svg:width="1.53cm" svg:height="2.039cm" svg:x="25.902cm" svg:y="0.755cm">
          <draw:image xlink:href="Pictures/100002010000027E00000352AA1FF3F791B7F392.png" xlink:type="simple" xlink:show="embed" xlink:actuate="onLoad">
            <text:p/>
          </draw:image>
        </draw:frame>
        <draw:frame draw:style-name="gr10" draw:text-style-name="P2" draw:layer="layout" svg:width="1.262cm" svg:height="1.016cm" svg:x="25.146cm" svg:y="1.778cm">
          <draw:image xlink:href="Pictures/100002010000034F000002AAF2C310C64AA51E45.png" xlink:type="simple" xlink:show="embed" xlink:actuate="onLoad">
            <text:p/>
          </draw:image>
        </draw:frame>
        <draw:frame draw:style-name="gr10" draw:text-style-name="P2" draw:layer="layout" svg:width="1.963cm" svg:height="1.3cm" svg:x="25.469cm" svg:y="2.256cm">
          <draw:image xlink:href="Pictures/10000201000001C50000012C5431D3CE1731857C.png" xlink:type="simple" xlink:show="embed" xlink:actuate="onLoad">
            <text:p/>
          </draw:image>
        </draw:frame>
        <draw:frame draw:style-name="gr11" draw:text-style-name="P5" draw:layer="layout" svg:width="0.777cm" svg:height="0.798cm" svg:x="12.4cm" svg:y="11.584cm">
          <draw:text-box>
            <text:p><text:span text:style-name="T2">3</text:span></text:p>
          </draw:text-box>
        </draw:frame>
        <draw:frame draw:style-name="gr11" draw:text-style-name="P5" draw:layer="layout" svg:width="0.777cm" svg:height="0.798cm" svg:x="13.901cm" svg:y="12.684cm">
          <draw:text-box>
            <text:p><text:span text:style-name="T2">1</text:span></text:p>
          </draw:text-box>
        </draw:frame>
        <draw:frame draw:style-name="gr11" draw:text-style-name="P5" draw:layer="layout" svg:width="0.777cm" svg:height="0.798cm" svg:x="14.101cm" svg:y="10.684cm">
          <draw:text-box>
            <text:p><text:span text:style-name="T2">2</text:span></text:p>
          </draw:text-box>
        </draw:frame>
        <presentation:notes draw:style-name="dp2">
          <draw:page-thumbnail draw:style-name="gr12"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svg:stroke-color="#3465a4" draw:fill="none" draw:fill-color="#66ff66" draw:fill-gradient-name="Gradient_20_2" draw:fill-hatch-name="Hatching_20_1" draw:fill-image-name="Bitmap_20_1" draw:opacity="50%" draw:shadow-offset-x="0.203cm" draw:shadow-offset-y="0.203cm" draw:shadow-opacity="50%"/>
      <style:paragraph-properties style:writing-mode="lr-tb"/>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11T16:02:24.970941860</meta:creation-date>
    <meta:editing-duration>PT10M58S</meta:editing-duration>
    <meta:editing-cycles>3</meta:editing-cycles>
    <meta:generator>LibreOffice/5.3.0.3$Linux_X86_64 LibreOffice_project/7074905676c47b82bbcfbea1aeefc84afe1c50e1</meta:generator>
    <dc:date>2017-04-11T16:13:18.835768157</dc:date>
    <meta:document-statistic meta:object-count="63"/>
  </office:meta>
</office:document-meta>
</file>